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xhtml="http://www.w3.org/1999/xhtml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<text:bookmark-start text:name="desc" xhtml:property="dc:example1"/>B<text:bookmark-end text:name="desc"/>C</text:p>
      <text:p text:style-name="Standard">D<text:bookmark-start text:name="desc2" xhtml:property="dc:example2"/>E<text:bookmark-start xhtml:property="dc:example3" text:name="desc3"/>F</text:p>
      <text:p text:style-name="Standard" xhtml:property="dc:example4" xhtml:datatype="">G<text:bookmark-end text:name="desc2"/>H<text:bookmark-end text:name="desc3"/>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by Inkster</meta:initial-creator>
    <meta:creation-date>2010-06-16T08:25:48</meta:creation-date>
    <meta:editing-cycles>1</meta:editing-cycles>
    <meta:editing-duration>PT00H01M42S</meta:editing-duration>
    <meta:keyword>example</meta:keyword>
    <meta:keyword>test</meta:keyword>
    <dc:title>Example</dc:title>
    <meta:document-statistic meta:table-count="0" meta:image-count="0" meta:object-count="0" meta:page-count="1" meta:paragraph-count="1" meta:word-count="1" meta:character-count="7"/>
    <dc:date>2010-06-16T08:27:23</dc:date>
    <dc:creator>Toby Inkster</dc:creator>
    <meta:generator>OpenOffice.org/3.1$Linux OpenOffice.org_project/310m19$Build-9420</meta:generator>
  </office:meta>
</office:document-meta>
</file>